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48">
      <style:text-properties fo:color="#FF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FF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51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 table:style-name="ce1"/>
        </table:table-row>
        <table:table-row table:style-name="ro2">
          <table:table-cell table:style-name="ce1"/>
          <table:table-cell table:number-columns-repeated="2" table:style-name="ce46"/>
          <table:table-cell table:style-name="ce49"/>
          <table:table-cell table:number-columns-repeated="2" table:style-name="ce46"/>
          <table:table-cell office:value-type="string" table:style-name="ce48">
            <text:p><text:s text:c="6"/>中 華 民 國 107 年 4 月 份</text:p>
          </table:table-cell>
          <table:table-cell table:number-columns-repeated="10" table:style-name="ce46"/>
          <table:table-cell office:value-type="string" table:style-name="ce47">
            <text:p><text:s text:c="14"/>單位：人；‰；對</text:p>
          </table:table-cell>
          <table:table-cell table:style-name="ce46"/>
          <table:table-cell table:number-columns-repeated="16365" table:style-name="ce1"/>
        </table:table-row>
        <table:table-row table:style-name="ro3">
          <table:table-cell table:style-name="ce45"/>
          <table:table-cell office:value-type="string" table:number-columns-spanned="3" table:number-rows-spanned="1" table:style-name="ce52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2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2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5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52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54">
            <text:p>離　　　　婚</text:p>
          </table:table-cell>
          <table:covered-table-cell table:number-columns-repeated="2"/>
          <table:table-cell table:number-columns-repeated="16365" table:style-name="ce1"/>
        </table:table-row>
        <table:table-row table:style-name="ro4">
          <table:table-cell office:value-type="string" table:style-name="ce41">
            <text:p>區 <text:s/>域 <text:s/>別</text:p>
          </table:table-cell>
          <table:table-cell office:value-type="string" table:style-name="ce37">
            <text:p>月增加</text:p>
          </table:table-cell>
          <table:table-cell office:value-type="string" table:number-columns-spanned="1" table:number-rows-spanned="2" table:style-name="ce57">
            <text:p>月增加率</text:p>
            <text:p>‰</text:p>
          </table:table-cell>
          <table:table-cell office:value-type="string" table:style-name="ce39">
            <text:p>折合年</text:p>
          </table:table-cell>
          <table:table-cell office:value-type="string" table:number-columns-spanned="1" table:number-rows-spanned="2" table:style-name="ce53">
            <text:p>人口數</text:p>
          </table:table-cell>
          <table:table-cell office:value-type="string" table:number-columns-spanned="1" table:number-rows-spanned="2" table:style-name="ce53">
            <text:p>月增加率</text:p>
          </table:table-cell>
          <table:table-cell office:value-type="string" table:style-name="ce37">
            <text:p>折合年</text:p>
          </table:table-cell>
          <table:table-cell office:value-type="string" table:number-columns-spanned="1" table:number-rows-spanned="2" table:style-name="ce53">
            <text:p>出生數</text:p>
          </table:table-cell>
          <table:table-cell office:value-type="string" table:number-columns-spanned="1" table:number-rows-spanned="2" table:style-name="ce53">
            <text:p>月出生率</text:p>
          </table:table-cell>
          <table:table-cell office:value-type="string" table:style-name="ce37">
            <text:p>折合年</text:p>
          </table:table-cell>
          <table:table-cell office:value-type="string" table:number-columns-spanned="1" table:number-rows-spanned="2" table:style-name="ce53">
            <text:p>死亡數</text:p>
          </table:table-cell>
          <table:table-cell office:value-type="string" table:number-columns-spanned="1" table:number-rows-spanned="2" table:style-name="ce53">
            <text:p>月死亡率</text:p>
          </table:table-cell>
          <table:table-cell office:value-type="string" table:style-name="ce37">
            <text:p>折合年</text:p>
          </table:table-cell>
          <table:table-cell office:value-type="string" table:style-name="ce37">
            <text:p>結婚</text:p>
          </table:table-cell>
          <table:table-cell office:value-type="string" table:number-columns-spanned="1" table:number-rows-spanned="2" table:style-name="ce53">
            <text:p>月結婚率</text:p>
          </table:table-cell>
          <table:table-cell office:value-type="string" table:style-name="ce37">
            <text:p>折合年</text:p>
          </table:table-cell>
          <table:table-cell office:value-type="string" table:style-name="ce37">
            <text:p>離婚</text:p>
          </table:table-cell>
          <table:table-cell office:value-type="string" table:number-columns-spanned="1" table:number-rows-spanned="2" table:style-name="ce53">
            <text:p>月離婚率</text:p>
          </table:table-cell>
          <table:table-cell office:value-type="string" table:style-name="ce37">
            <text:p>折合年</text:p>
          </table:table-cell>
          <table:table-cell table:number-columns-repeated="16365" table:style-name="ce1"/>
        </table:table-row>
        <table:table-row table:style-name="ro4">
          <table:table-cell table:style-name="ce36"/>
          <table:table-cell office:value-type="string" table:style-name="ce33">
            <text:p>人口數</text:p>
          </table:table-cell>
          <table:covered-table-cell/>
          <table:table-cell office:value-type="string" table:style-name="ce35">
            <text:p>增加率</text:p>
          </table:table-cell>
          <table:covered-table-cell/>
          <table:covered-table-cell/>
          <table:table-cell office:value-type="string" table:style-name="ce33">
            <text:p>增加率</text:p>
          </table:table-cell>
          <table:covered-table-cell/>
          <table:covered-table-cell/>
          <table:table-cell office:value-type="string" table:style-name="ce33">
            <text:p>出生率</text:p>
          </table:table-cell>
          <table:covered-table-cell/>
          <table:covered-table-cell/>
          <table:table-cell office:value-type="string" table:style-name="ce33">
            <text:p>死亡率</text:p>
          </table:table-cell>
          <table:table-cell office:value-type="string" table:style-name="ce33">
            <text:p>對數</text:p>
          </table:table-cell>
          <table:covered-table-cell/>
          <table:table-cell office:value-type="string" table:style-name="ce33">
            <text:p>結婚率</text:p>
          </table:table-cell>
          <table:table-cell office:value-type="string" table:style-name="ce33">
            <text:p>對數</text:p>
          </table:table-cell>
          <table:covered-table-cell/>
          <table:table-cell office:value-type="string" table:style-name="ce33">
            <text:p>離婚率</text:p>
          </table:table-cell>
          <table:table-cell table:number-columns-repeated="16365" table:style-name="ce1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-493" table:style-name="ce28">
            <text:p><text:s/>－493<text:s/></text:p>
          </table:table-cell>
          <table:table-cell office:value-type="float" office:value="-2.0914653366134975E-2" table:style-name="ce26">
            <text:p><text:s/>－0.02<text:s/></text:p>
          </table:table-cell>
          <table:table-cell office:value-type="float" office:value="-0.25446161595464223" table:style-name="ce26">
            <text:p><text:s/>－0.25<text:s/></text:p>
          </table:table-cell>
          <table:table-cell office:value-type="float" office:value="-312" table:style-name="ce28">
            <text:p><text:s/>－312<text:s/></text:p>
          </table:table-cell>
          <table:table-cell office:value-type="float" office:value="-1.3236186792886151E-2" table:style-name="ce26">
            <text:p><text:s/>－0.01<text:s/></text:p>
          </table:table-cell>
          <table:table-cell office:value-type="float" office:value="-0.16" table:style-name="ce26">
            <text:p><text:s/>－0.16<text:s/></text:p>
          </table:table-cell>
          <table:table-cell office:value-type="float" office:value="13676" table:style-name="ce28">
            <text:p><text:s text:c="3"/>13,676<text:s/></text:p>
          </table:table-cell>
          <table:table-cell office:value-type="float" office:value="0.58018618775484299" table:style-name="ce26">
            <text:p><text:s text:c="3"/>0.58<text:s/></text:p>
          </table:table-cell>
          <table:table-cell office:value-type="float" office:value="7.06" table:style-name="ce26">
            <text:p><text:s text:c="3"/>7.06<text:s/></text:p>
          </table:table-cell>
          <table:table-cell office:value-type="float" office:value="13988" table:style-name="ce28">
            <text:p><text:s text:c="3"/>13,988<text:s/></text:p>
          </table:table-cell>
          <table:table-cell office:value-type="float" office:value="0.59342237454772917" table:style-name="ce26">
            <text:p><text:s text:c="3"/>0.59<text:s/></text:p>
          </table:table-cell>
          <table:table-cell office:value-type="float" office:value="7.22" table:style-name="ce26">
            <text:p><text:s text:c="3"/>7.22<text:s/></text:p>
          </table:table-cell>
          <table:table-cell office:value-type="float" office:value="8802" table:style-name="ce32">
            <text:p><text:s text:c="3"/>8,802<text:s/></text:p>
          </table:table-cell>
          <table:table-cell office:value-type="float" office:value="0.37341319279161511" table:style-name="ce26">
            <text:p><text:s text:c="3"/>0.37<text:s/></text:p>
          </table:table-cell>
          <table:table-cell office:value-type="float" office:value="4.54" table:style-name="ce26">
            <text:p><text:s text:c="3"/>4.54<text:s/></text:p>
          </table:table-cell>
          <table:table-cell office:value-type="float" office:value="4268" table:style-name="ce28">
            <text:p><text:s text:c="3"/>4,268<text:s/></text:p>
          </table:table-cell>
          <table:table-cell office:value-type="float" office:value="0.18106424753858363" table:style-name="ce26">
            <text:p><text:s text:c="3"/>0.18<text:s/></text:p>
          </table:table-cell>
          <table:table-cell office:value-type="float" office:value="2.2000000000000002" table:style-name="ce25">
            <text:p><text:s text:c="3"/>2.20<text:s/></text:p>
          </table:table-cell>
          <table:table-cell table:number-columns-repeated="17" table:style-name="ce31"/>
          <table:table-cell table:number-columns-repeated="16348"/>
        </table:table-row>
        <table:table-row table:style-name="ro6">
          <table:table-cell office:value-type="string" table:style-name="ce29">
            <text:p>新北市</text:p>
          </table:table-cell>
          <table:table-cell office:value-type="float" office:value="-467" table:style-name="ce28">
            <text:p><text:s/>－467<text:s/></text:p>
          </table:table-cell>
          <table:table-cell office:value-type="float" office:value="-0.11714883320263837" table:style-name="ce26">
            <text:p><text:s/>－0.12<text:s/></text:p>
          </table:table-cell>
          <table:table-cell office:value-type="float" office:value="-1.4253108039654336" table:style-name="ce26">
            <text:p><text:s/>－1.43<text:s/></text:p>
          </table:table-cell>
          <table:table-cell office:value-type="float" office:value="236" table:style-name="ce27">
            <text:p><text:s text:c="3"/>236<text:s/></text:p>
          </table:table-cell>
          <table:table-cell office:value-type="float" office:value="5.9205019582185658E-2" table:style-name="ce26">
            <text:p><text:s text:c="3"/>0.06<text:s/></text:p>
          </table:table-cell>
          <table:table-cell office:value-type="float" office:value="0.72" table:style-name="ce26">
            <text:p><text:s text:c="3"/>0.72<text:s/></text:p>
          </table:table-cell>
          <table:table-cell office:value-type="float" office:value="2150" table:style-name="ce27">
            <text:p><text:s text:c="3"/>2,150<text:s/></text:p>
          </table:table-cell>
          <table:table-cell office:value-type="float" office:value="0.53936776314279311" table:style-name="ce26">
            <text:p><text:s text:c="3"/>0.54<text:s/></text:p>
          </table:table-cell>
          <table:table-cell office:value-type="float" office:value="6.56" table:style-name="ce26">
            <text:p><text:s text:c="3"/>6.56<text:s/></text:p>
          </table:table-cell>
          <table:table-cell office:value-type="float" office:value="1914" table:style-name="ce27">
            <text:p><text:s text:c="3"/>1,914<text:s/></text:p>
          </table:table-cell>
          <table:table-cell office:value-type="float" office:value="0.4801627435606074" table:style-name="ce26">
            <text:p><text:s text:c="3"/>0.48<text:s/></text:p>
          </table:table-cell>
          <table:table-cell office:value-type="float" office:value="5.84" table:style-name="ce26">
            <text:p><text:s text:c="3"/>5.84<text:s/></text:p>
          </table:table-cell>
          <table:table-cell office:value-type="float" office:value="1539" table:style-name="ce27">
            <text:p><text:s text:c="3"/>1,539<text:s/></text:p>
          </table:table-cell>
          <table:table-cell office:value-type="float" office:value="0.38608697091942262" table:style-name="ce26">
            <text:p><text:s text:c="3"/>0.39<text:s/></text:p>
          </table:table-cell>
          <table:table-cell office:value-type="float" office:value="4.7" table:style-name="ce26">
            <text:p><text:s text:c="3"/>4.70<text:s/></text:p>
          </table:table-cell>
          <table:table-cell office:value-type="float" office:value="788" table:style-name="ce27">
            <text:p><text:s text:c="3"/>788<text:s/></text:p>
          </table:table-cell>
          <table:table-cell office:value-type="float" office:value="0.19768455691000975" table:style-name="ce26">
            <text:p><text:s text:c="3"/>0.20<text:s/></text:p>
          </table:table-cell>
          <table:table-cell office:value-type="float" office:value="2.41" table:style-name="ce25">
            <text:p><text:s text:c="3"/>2.41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9">
            <text:p>臺北市</text:p>
          </table:table-cell>
          <table:table-cell office:value-type="float" office:value="-1523" table:style-name="ce28">
            <text:p><text:s/>－1,523<text:s/></text:p>
          </table:table-cell>
          <table:table-cell office:value-type="float" office:value="-0.5682373597968523" table:style-name="ce26">
            <text:p><text:s/>－0.57<text:s/></text:p>
          </table:table-cell>
          <table:table-cell office:value-type="float" office:value="-6.913554544195037" table:style-name="ce26">
            <text:p><text:s/>－6.91<text:s/></text:p>
          </table:table-cell>
          <table:table-cell office:value-type="float" office:value="337" table:style-name="ce27">
            <text:p><text:s text:c="3"/>337<text:s/></text:p>
          </table:table-cell>
          <table:table-cell office:value-type="float" office:value="0.12577177498496431" table:style-name="ce26">
            <text:p><text:s text:c="3"/>0.13<text:s/></text:p>
          </table:table-cell>
          <table:table-cell office:value-type="float" office:value="1.53" table:style-name="ce26">
            <text:p><text:s text:c="3"/>1.53<text:s/></text:p>
          </table:table-cell>
          <table:table-cell office:value-type="float" office:value="1755" table:style-name="ce27">
            <text:p><text:s text:c="3"/>1,755<text:s/></text:p>
          </table:table-cell>
          <table:table-cell office:value-type="float" office:value="0.65498357596027401" table:style-name="ce26">
            <text:p><text:s text:c="3"/>0.65<text:s/></text:p>
          </table:table-cell>
          <table:table-cell office:value-type="float" office:value="7.97" table:style-name="ce26">
            <text:p><text:s text:c="3"/>7.97<text:s/></text:p>
          </table:table-cell>
          <table:table-cell office:value-type="float" office:value="1418" table:style-name="ce27">
            <text:p><text:s text:c="3"/>1,418<text:s/></text:p>
          </table:table-cell>
          <table:table-cell office:value-type="float" office:value="0.52921180097530973" table:style-name="ce26">
            <text:p><text:s text:c="3"/>0.53<text:s/></text:p>
          </table:table-cell>
          <table:table-cell office:value-type="float" office:value="6.44" table:style-name="ce26">
            <text:p><text:s text:c="3"/>6.44<text:s/></text:p>
          </table:table-cell>
          <table:table-cell office:value-type="float" office:value="963" table:style-name="ce27">
            <text:p><text:s text:c="3"/>963<text:s/></text:p>
          </table:table-cell>
          <table:table-cell office:value-type="float" office:value="0.35940124424486836" table:style-name="ce26">
            <text:p><text:s text:c="3"/>0.36<text:s/></text:p>
          </table:table-cell>
          <table:table-cell office:value-type="float" office:value="4.37" table:style-name="ce26">
            <text:p><text:s text:c="3"/>4.37<text:s/></text:p>
          </table:table-cell>
          <table:table-cell office:value-type="float" office:value="429" table:style-name="ce27">
            <text:p><text:s text:c="3"/>429<text:s/></text:p>
          </table:table-cell>
          <table:table-cell office:value-type="float" office:value="0.16010709634584475" table:style-name="ce26">
            <text:p><text:s text:c="3"/>0.16<text:s/></text:p>
          </table:table-cell>
          <table:table-cell office:value-type="float" office:value="1.95" table:style-name="ce25">
            <text:p><text:s text:c="3"/>1.95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9">
            <text:p>桃園市</text:p>
          </table:table-cell>
          <table:table-cell office:value-type="float" office:value="2481" table:style-name="ce28">
            <text:p><text:s text:c="3"/>2,481<text:s/></text:p>
          </table:table-cell>
          <table:table-cell office:value-type="float" office:value="1.1296018984232468" table:style-name="ce26">
            <text:p><text:s text:c="3"/>1.13<text:s/></text:p>
          </table:table-cell>
          <table:table-cell office:value-type="float" office:value="13.743489764149503" table:style-name="ce26">
            <text:p><text:s text:c="3"/>13.74<text:s/></text:p>
          </table:table-cell>
          <table:table-cell office:value-type="float" office:value="681" table:style-name="ce27">
            <text:p><text:s text:c="3"/>681<text:s/></text:p>
          </table:table-cell>
          <table:table-cell office:value-type="float" office:value="0.30988498989460955" table:style-name="ce26">
            <text:p><text:s text:c="3"/>0.31<text:s/></text:p>
          </table:table-cell>
          <table:table-cell office:value-type="float" office:value="3.77" table:style-name="ce26">
            <text:p><text:s text:c="3"/>3.77<text:s/></text:p>
          </table:table-cell>
          <table:table-cell office:value-type="float" office:value="1719" table:style-name="ce27">
            <text:p><text:s text:c="3"/>1,719<text:s/></text:p>
          </table:table-cell>
          <table:table-cell office:value-type="float" office:value="0.7822207013639263" table:style-name="ce26">
            <text:p><text:s text:c="3"/>0.78<text:s/></text:p>
          </table:table-cell>
          <table:table-cell office:value-type="float" office:value="9.52" table:style-name="ce26">
            <text:p><text:s text:c="3"/>9.52<text:s/></text:p>
          </table:table-cell>
          <table:table-cell office:value-type="float" office:value="1038" table:style-name="ce27">
            <text:p><text:s text:c="3"/>1,038<text:s/></text:p>
          </table:table-cell>
          <table:table-cell office:value-type="float" office:value="0.47233571146931674" table:style-name="ce26">
            <text:p><text:s text:c="3"/>0.47<text:s/></text:p>
          </table:table-cell>
          <table:table-cell office:value-type="float" office:value="5.75" table:style-name="ce26">
            <text:p><text:s text:c="3"/>5.75<text:s/></text:p>
          </table:table-cell>
          <table:table-cell office:value-type="float" office:value="976" table:style-name="ce27">
            <text:p><text:s text:c="3"/>976<text:s/></text:p>
          </table:table-cell>
          <table:table-cell office:value-type="float" office:value="0.44412298111180459" table:style-name="ce26">
            <text:p><text:s text:c="3"/>0.44<text:s/></text:p>
          </table:table-cell>
          <table:table-cell office:value-type="float" office:value="5.4" table:style-name="ce26">
            <text:p><text:s text:c="3"/>5.40<text:s/></text:p>
          </table:table-cell>
          <table:table-cell office:value-type="float" office:value="475" table:style-name="ce27">
            <text:p><text:s text:c="3"/>475<text:s/></text:p>
          </table:table-cell>
          <table:table-cell office:value-type="float" office:value="0.2161459180615852" table:style-name="ce26">
            <text:p><text:s text:c="3"/>0.22<text:s/></text:p>
          </table:table-cell>
          <table:table-cell office:value-type="float" office:value="2.63" table:style-name="ce25">
            <text:p><text:s text:c="3"/>2.63<text:s/></text:p>
          </table:table-cell>
          <table:table-cell table:number-columns-repeated="16365" table:style-name="ce1"/>
        </table:table-row>
        <table:table-row table:style-name="ro7">
          <table:table-cell office:value-type="string" table:style-name="ce29">
            <text:p>臺中市</text:p>
          </table:table-cell>
          <table:table-cell office:value-type="float" office:value="841" table:style-name="ce28">
            <text:p><text:s text:c="3"/>841<text:s/></text:p>
          </table:table-cell>
          <table:table-cell office:value-type="float" office:value="0.30120007277509486" table:style-name="ce26">
            <text:p><text:s text:c="3"/>0.30<text:s/></text:p>
          </table:table-cell>
          <table:table-cell office:value-type="float" office:value="3.6646008854303211" table:style-name="ce26">
            <text:p><text:s text:c="3"/>3.66<text:s/></text:p>
          </table:table-cell>
          <table:table-cell office:value-type="float" office:value="302" table:style-name="ce27">
            <text:p><text:s text:c="3"/>302<text:s/></text:p>
          </table:table-cell>
          <table:table-cell office:value-type="float" office:value="0.10814354946108166" table:style-name="ce26">
            <text:p><text:s text:c="3"/>0.11<text:s/></text:p>
          </table:table-cell>
          <table:table-cell office:value-type="float" office:value="1.32" table:style-name="ce26">
            <text:p><text:s text:c="3"/>1.32<text:s/></text:p>
          </table:table-cell>
          <table:table-cell office:value-type="float" office:value="1701" table:style-name="ce27">
            <text:p><text:s text:c="3"/>1,701<text:s/></text:p>
          </table:table-cell>
          <table:table-cell office:value-type="float" office:value="0.60911317097119178" table:style-name="ce26">
            <text:p><text:s text:c="3"/>0.61<text:s/></text:p>
          </table:table-cell>
          <table:table-cell office:value-type="float" office:value="7.41" table:style-name="ce26">
            <text:p><text:s text:c="3"/>7.41<text:s/></text:p>
          </table:table-cell>
          <table:table-cell office:value-type="float" office:value="1399" table:style-name="ce27">
            <text:p><text:s text:c="3"/>1,399<text:s/></text:p>
          </table:table-cell>
          <table:table-cell office:value-type="float" office:value="0.50096962151011004" table:style-name="ce26">
            <text:p><text:s text:c="3"/>0.50<text:s/></text:p>
          </table:table-cell>
          <table:table-cell office:value-type="float" office:value="6.1" table:style-name="ce26">
            <text:p><text:s text:c="3"/>6.10<text:s/></text:p>
          </table:table-cell>
          <table:table-cell office:value-type="float" office:value="1110" table:style-name="ce27">
            <text:p><text:s text:c="3"/>1,110<text:s/></text:p>
          </table:table-cell>
          <table:table-cell office:value-type="float" office:value="0.39748125795298228" table:style-name="ce26">
            <text:p><text:s text:c="3"/>0.40<text:s/></text:p>
          </table:table-cell>
          <table:table-cell office:value-type="float" office:value="4.84" table:style-name="ce26">
            <text:p><text:s text:c="3"/>4.84<text:s/></text:p>
          </table:table-cell>
          <table:table-cell office:value-type="float" office:value="525" table:style-name="ce27">
            <text:p><text:s text:c="3"/>525<text:s/></text:p>
          </table:table-cell>
          <table:table-cell office:value-type="float" office:value="0.18799789227505917" table:style-name="ce26">
            <text:p><text:s text:c="3"/>0.19<text:s/></text:p>
          </table:table-cell>
          <table:table-cell office:value-type="float" office:value="2.29" table:style-name="ce25">
            <text:p><text:s text:c="3"/>2.29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9">
            <text:p>臺南市</text:p>
          </table:table-cell>
          <table:table-cell office:value-type="float" office:value="-404" table:style-name="ce28">
            <text:p><text:s/>－404<text:s/></text:p>
          </table:table-cell>
          <table:table-cell office:value-type="float" office:value="-0.21422337134560912" table:style-name="ce26">
            <text:p><text:s/>－0.21<text:s/></text:p>
          </table:table-cell>
          <table:table-cell office:value-type="float" office:value="-2.6063843513715779" table:style-name="ce26">
            <text:p><text:s/>－2.61<text:s/></text:p>
          </table:table-cell>
          <table:table-cell office:value-type="float" office:value="-278" table:style-name="ce27">
            <text:p><text:s/>－278<text:s/></text:p>
          </table:table-cell>
          <table:table-cell office:value-type="float" office:value="-0.14742692291374992" table:style-name="ce26">
            <text:p><text:s/>－0.15<text:s/></text:p>
          </table:table-cell>
          <table:table-cell office:value-type="float" office:value="-1.79" table:style-name="ce26">
            <text:p><text:s/>－1.79<text:s/></text:p>
          </table:table-cell>
          <table:table-cell office:value-type="float" office:value="938" table:style-name="ce27">
            <text:p><text:s text:c="3"/>938<text:s/></text:p>
          </table:table-cell>
          <table:table-cell office:value-type="float" office:value="0.49743328666581815" table:style-name="ce26">
            <text:p><text:s text:c="3"/>0.50<text:s/></text:p>
          </table:table-cell>
          <table:table-cell office:value-type="float" office:value="6.05" table:style-name="ce26">
            <text:p><text:s text:c="3"/>6.05<text:s/></text:p>
          </table:table-cell>
          <table:table-cell office:value-type="float" office:value="1216" table:style-name="ce27">
            <text:p><text:s text:c="3"/>1,216<text:s/></text:p>
          </table:table-cell>
          <table:table-cell office:value-type="float" office:value="0.64486020957956813" table:style-name="ce26">
            <text:p><text:s text:c="3"/>0.64<text:s/></text:p>
          </table:table-cell>
          <table:table-cell office:value-type="float" office:value="7.85" table:style-name="ce26">
            <text:p><text:s text:c="3"/>7.85<text:s/></text:p>
          </table:table-cell>
          <table:table-cell office:value-type="float" office:value="665" table:style-name="ce30">
            <text:p><text:s text:c="3"/>665<text:s/></text:p>
          </table:table-cell>
          <table:table-cell office:value-type="float" office:value="0.35265792711382632" table:style-name="ce26">
            <text:p><text:s text:c="3"/>0.35<text:s/></text:p>
          </table:table-cell>
          <table:table-cell office:value-type="float" office:value="4.29" table:style-name="ce26">
            <text:p><text:s text:c="3"/>4.29<text:s/></text:p>
          </table:table-cell>
          <table:table-cell office:value-type="float" office:value="322" table:style-name="ce27">
            <text:p><text:s text:c="3"/>322<text:s/></text:p>
          </table:table-cell>
          <table:table-cell office:value-type="float" office:value="0.17076068049722115" table:style-name="ce26">
            <text:p><text:s text:c="3"/>0.17<text:s/></text:p>
          </table:table-cell>
          <table:table-cell office:value-type="float" office:value="2.08" table:style-name="ce25">
            <text:p><text:s text:c="3"/>2.08<text:s/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9">
            <text:p>高雄市</text:p>
          </table:table-cell>
          <table:table-cell office:value-type="float" office:value="-617" table:style-name="ce28">
            <text:p><text:s/>－617<text:s/></text:p>
          </table:table-cell>
          <table:table-cell office:value-type="float" office:value="-0.22226745222780794" table:style-name="ce26">
            <text:p><text:s/>－0.22<text:s/></text:p>
          </table:table-cell>
          <table:table-cell office:value-type="float" office:value="-2.7042540021049968" table:style-name="ce26">
            <text:p><text:s/>－2.70<text:s/></text:p>
          </table:table-cell>
          <table:table-cell office:value-type="float" office:value="-226" table:style-name="ce27">
            <text:p><text:s/>－226<text:s/></text:p>
          </table:table-cell>
          <table:table-cell office:value-type="float" office:value="-8.1423058902197393E-2" table:style-name="ce26">
            <text:p><text:s/>－0.08<text:s/></text:p>
          </table:table-cell>
          <table:table-cell office:value-type="float" office:value="-0.99" table:style-name="ce26">
            <text:p><text:s/>－0.99<text:s/></text:p>
          </table:table-cell>
          <table:table-cell office:value-type="float" office:value="1501" table:style-name="ce27">
            <text:p><text:s text:c="3"/>1,501<text:s/></text:p>
          </table:table-cell>
          <table:table-cell office:value-type="float" office:value="0.54077881155839946" table:style-name="ce26">
            <text:p><text:s text:c="3"/>0.54<text:s/></text:p>
          </table:table-cell>
          <table:table-cell office:value-type="float" office:value="6.58" table:style-name="ce26">
            <text:p><text:s text:c="3"/>6.58<text:s/></text:p>
          </table:table-cell>
          <table:table-cell office:value-type="float" office:value="1727" table:style-name="ce27">
            <text:p><text:s text:c="3"/>1,727<text:s/></text:p>
          </table:table-cell>
          <table:table-cell office:value-type="float" office:value="0.62220187046059694" table:style-name="ce26">
            <text:p><text:s text:c="3"/>0.62<text:s/></text:p>
          </table:table-cell>
          <table:table-cell office:value-type="float" office:value="7.57" table:style-name="ce26">
            <text:p><text:s text:c="3"/>7.57<text:s/></text:p>
          </table:table-cell>
          <table:table-cell office:value-type="float" office:value="1025" table:style-name="ce27">
            <text:p><text:s text:c="3"/>1,025<text:s/></text:p>
          </table:table-cell>
          <table:table-cell office:value-type="float" office:value="0.36928599723341737" table:style-name="ce26">
            <text:p><text:s text:c="3"/>0.37<text:s/></text:p>
          </table:table-cell>
          <table:table-cell office:value-type="float" office:value="4.49" table:style-name="ce26">
            <text:p><text:s text:c="3"/>4.49<text:s/></text:p>
          </table:table-cell>
          <table:table-cell office:value-type="float" office:value="476" table:style-name="ce27">
            <text:p><text:s text:c="3"/>476<text:s/></text:p>
          </table:table-cell>
          <table:table-cell office:value-type="float" office:value="0.17149281432498212" table:style-name="ce26">
            <text:p><text:s text:c="3"/>0.17<text:s/></text:p>
          </table:table-cell>
          <table:table-cell office:value-type="float" office:value="2.09" table:style-name="ce25">
            <text:p><text:s text:c="3"/>2.09<text:s/></text:p>
          </table:table-cell>
          <table:table-cell table:number-columns-repeated="16365" table:style-name="ce1"/>
        </table:table-row>
        <table:table-row table:style-name="ro8">
          <table:table-cell office:value-type="string" table:style-name="ce29">
            <text:p>臺灣省</text:p>
          </table:table-cell>
          <table:table-cell office:value-type="float" office:value="-927" table:style-name="ce28">
            <text:p><text:s/>－927<text:s/></text:p>
          </table:table-cell>
          <table:table-cell office:value-type="float" office:value="-0.13048077308802383" table:style-name="ce26">
            <text:p><text:s/>－0.13<text:s/></text:p>
          </table:table-cell>
          <table:table-cell office:value-type="float" office:value="-1.5875160725709567" table:style-name="ce26">
            <text:p><text:s/>－1.59<text:s/></text:p>
          </table:table-cell>
          <table:table-cell office:value-type="float" office:value="-1427" table:style-name="ce27">
            <text:p><text:s/>－1,427<text:s/></text:p>
          </table:table-cell>
          <table:table-cell office:value-type="float" office:value="-0.20087185705750318" table:style-name="ce26">
            <text:p><text:s/>－0.20<text:s/></text:p>
          </table:table-cell>
          <table:table-cell office:value-type="float" office:value="-2.44" table:style-name="ce26">
            <text:p><text:s/>－2.44<text:s/></text:p>
          </table:table-cell>
          <table:table-cell office:value-type="float" office:value="3796" table:style-name="ce27">
            <text:p><text:s text:c="3"/>3,796<text:s/></text:p>
          </table:table-cell>
          <table:table-cell office:value-type="float" office:value="0.53434447749844582" table:style-name="ce26">
            <text:p><text:s text:c="3"/>0.53<text:s/></text:p>
          </table:table-cell>
          <table:table-cell office:value-type="float" office:value="6.5" table:style-name="ce26">
            <text:p><text:s text:c="3"/>6.50<text:s/></text:p>
          </table:table-cell>
          <table:table-cell office:value-type="float" office:value="5223" table:style-name="ce27">
            <text:p><text:s text:c="3"/>5,223<text:s/></text:p>
          </table:table-cell>
          <table:table-cell office:value-type="float" office:value="0.73521633455594892" table:style-name="ce26">
            <text:p><text:s text:c="3"/>0.74<text:s/></text:p>
          </table:table-cell>
          <table:table-cell office:value-type="float" office:value="8.9499999999999993" table:style-name="ce26">
            <text:p><text:s text:c="3"/>8.95<text:s/></text:p>
          </table:table-cell>
          <table:table-cell office:value-type="float" office:value="2480" table:style-name="ce27">
            <text:p><text:s text:c="3"/>2,480<text:s/></text:p>
          </table:table-cell>
          <table:table-cell office:value-type="float" office:value="0.34909755115809943" table:style-name="ce26">
            <text:p><text:s text:c="3"/>0.35<text:s/></text:p>
          </table:table-cell>
          <table:table-cell office:value-type="float" office:value="4.25" table:style-name="ce26">
            <text:p><text:s text:c="3"/>4.25<text:s/></text:p>
          </table:table-cell>
          <table:table-cell office:value-type="float" office:value="1233" table:style-name="ce27">
            <text:p><text:s text:c="3"/>1,233<text:s/></text:p>
          </table:table-cell>
          <table:table-cell office:value-type="float" office:value="0.17356341958787769" table:style-name="ce26">
            <text:p><text:s text:c="3"/>0.17<text:s/></text:p>
          </table:table-cell>
          <table:table-cell office:value-type="float" office:value="2.11" table:style-name="ce25">
            <text:p><text:s text:c="3"/>2.11<text:s/></text:p>
          </table:table-cell>
          <table:table-cell table:number-columns-repeated="16365" table:style-name="ce1"/>
        </table:table-row>
        <table:table-row table:style-name="ro9">
          <table:table-cell office:value-type="string" table:style-name="ce24">
            <text:p>宜蘭縣</text:p>
          </table:table-cell>
          <table:table-cell office:value-type="float" office:value="-2" table:style-name="ce23">
            <text:p><text:s/>－2<text:s/></text:p>
          </table:table-cell>
          <table:table-cell office:value-type="float" office:value="-4.3853109624003442E-3" table:style-name="ce21">
            <text:p><text:s/>－0.00<text:s/></text:p>
          </table:table-cell>
          <table:table-cell office:value-type="float" office:value="-5.3354616709204182E-2" table:style-name="ce21">
            <text:p><text:s/>－0.05<text:s/></text:p>
          </table:table-cell>
          <table:table-cell office:value-type="float" office:value="-65" table:style-name="ce22">
            <text:p><text:s/>－65<text:s/></text:p>
          </table:table-cell>
          <table:table-cell office:value-type="float" office:value="-0.14252291878167023" table:style-name="ce21">
            <text:p><text:s/>－0.14<text:s/></text:p>
          </table:table-cell>
          <table:table-cell office:value-type="float" office:value="-1.73" table:style-name="ce21">
            <text:p><text:s/>－1.73<text:s/></text:p>
          </table:table-cell>
          <table:table-cell office:value-type="float" office:value="244" table:style-name="ce22">
            <text:p><text:s text:c="3"/>244<text:s/></text:p>
          </table:table-cell>
          <table:table-cell office:value-type="float" office:value="0.53500911050350053" table:style-name="ce21">
            <text:p><text:s text:c="3"/>0.54<text:s/></text:p>
          </table:table-cell>
          <table:table-cell office:value-type="float" office:value="6.51" table:style-name="ce21">
            <text:p><text:s text:c="3"/>6.51<text:s/></text:p>
          </table:table-cell>
          <table:table-cell office:value-type="float" office:value="309" table:style-name="ce22">
            <text:p><text:s text:c="3"/>309<text:s/></text:p>
          </table:table-cell>
          <table:table-cell office:value-type="float" office:value="0.67753202928517087" table:style-name="ce21">
            <text:p><text:s text:c="3"/>0.68<text:s/></text:p>
          </table:table-cell>
          <table:table-cell office:value-type="float" office:value="8.24" table:style-name="ce21">
            <text:p><text:s text:c="3"/>8.24<text:s/></text:p>
          </table:table-cell>
          <table:table-cell office:value-type="float" office:value="180" table:style-name="ce22">
            <text:p><text:s text:c="3"/>180<text:s/></text:p>
          </table:table-cell>
          <table:table-cell office:value-type="float" office:value="0.39467885201077912" table:style-name="ce21">
            <text:p><text:s text:c="3"/>0.39<text:s/></text:p>
          </table:table-cell>
          <table:table-cell office:value-type="float" office:value="4.8" table:style-name="ce21">
            <text:p><text:s text:c="3"/>4.80<text:s/></text:p>
          </table:table-cell>
          <table:table-cell office:value-type="float" office:value="90" table:style-name="ce22">
            <text:p><text:s text:c="3"/>90<text:s/></text:p>
          </table:table-cell>
          <table:table-cell office:value-type="float" office:value="0.19733942600538956" table:style-name="ce21">
            <text:p><text:s text:c="3"/>0.20<text:s/></text:p>
          </table:table-cell>
          <table:table-cell office:value-type="float" office:value="2.4" table:style-name="ce20">
            <text:p><text:s text:c="3"/>2.40<text:s/></text:p>
          </table:table-cell>
          <table:table-cell table:number-columns-repeated="16365" table:style-name="ce1"/>
        </table:table-row>
        <table:table-row table:style-name="ro10">
          <table:table-cell office:value-type="string" table:style-name="ce24">
            <text:p>新竹縣</text:p>
          </table:table-cell>
          <table:table-cell office:value-type="float" office:value="373" table:style-name="ce23">
            <text:p><text:s text:c="3"/>373<text:s/></text:p>
          </table:table-cell>
          <table:table-cell office:value-type="float" office:value="0.67465277086947006" table:style-name="ce21">
            <text:p><text:s text:c="3"/>0.67<text:s/></text:p>
          </table:table-cell>
          <table:table-cell office:value-type="float" office:value="8.2082753789118854" table:style-name="ce21">
            <text:p><text:s text:c="3"/>8.21<text:s/></text:p>
          </table:table-cell>
          <table:table-cell office:value-type="float" office:value="33" table:style-name="ce22">
            <text:p><text:s text:c="3"/>33<text:s/></text:p>
          </table:table-cell>
          <table:table-cell office:value-type="float" office:value="5.9667651182911188E-2" table:style-name="ce21">
            <text:p><text:s text:c="3"/>0.06<text:s/></text:p>
          </table:table-cell>
          <table:table-cell office:value-type="float" office:value="0.73" table:style-name="ce21">
            <text:p><text:s text:c="3"/>0.73<text:s/></text:p>
          </table:table-cell>
          <table:table-cell office:value-type="float" office:value="341" table:style-name="ce22">
            <text:p><text:s text:c="3"/>341<text:s/></text:p>
          </table:table-cell>
          <table:table-cell office:value-type="float" office:value="0.61656572889008221" table:style-name="ce21">
            <text:p><text:s text:c="3"/>0.62<text:s/></text:p>
          </table:table-cell>
          <table:table-cell office:value-type="float" office:value="7.5" table:style-name="ce21">
            <text:p><text:s text:c="3"/>7.50<text:s/></text:p>
          </table:table-cell>
          <table:table-cell office:value-type="float" office:value="308" table:style-name="ce22">
            <text:p><text:s text:c="3"/>308<text:s/></text:p>
          </table:table-cell>
          <table:table-cell office:value-type="float" office:value="0.55689807770717115" table:style-name="ce21">
            <text:p><text:s text:c="3"/>0.56<text:s/></text:p>
          </table:table-cell>
          <table:table-cell office:value-type="float" office:value="6.78" table:style-name="ce21">
            <text:p><text:s text:c="3"/>6.78<text:s/></text:p>
          </table:table-cell>
          <table:table-cell office:value-type="float" office:value="201" table:style-name="ce22">
            <text:p><text:s text:c="3"/>201<text:s/></text:p>
          </table:table-cell>
          <table:table-cell office:value-type="float" office:value="0.36343023902318633" table:style-name="ce21">
            <text:p><text:s text:c="3"/>0.36<text:s/></text:p>
          </table:table-cell>
          <table:table-cell office:value-type="float" office:value="4.42" table:style-name="ce21">
            <text:p><text:s text:c="3"/>4.42<text:s/></text:p>
          </table:table-cell>
          <table:table-cell office:value-type="float" office:value="107" table:style-name="ce22">
            <text:p><text:s text:c="3"/>107<text:s/></text:p>
          </table:table-cell>
          <table:table-cell office:value-type="float" office:value="0.19346783868398473" table:style-name="ce21">
            <text:p><text:s text:c="3"/>0.19<text:s/></text:p>
          </table:table-cell>
          <table:table-cell office:value-type="float" office:value="2.35" table:style-name="ce20">
            <text:p><text:s text:c="3"/>2.35<text:s/></text:p>
          </table:table-cell>
          <table:table-cell table:number-columns-repeated="16365" table:style-name="ce1"/>
        </table:table-row>
        <table:table-row table:style-name="ro10">
          <table:table-cell office:value-type="string" table:style-name="ce24">
            <text:p>苗栗縣</text:p>
          </table:table-cell>
          <table:table-cell office:value-type="float" office:value="-370" table:style-name="ce23">
            <text:p><text:s/>－370<text:s/></text:p>
          </table:table-cell>
          <table:table-cell office:value-type="float" office:value="-0.67009441086929356" table:style-name="ce21">
            <text:p><text:s/>－0.67<text:s/></text:p>
          </table:table-cell>
          <table:table-cell office:value-type="float" office:value="-8.1528153322430708" table:style-name="ce21">
            <text:p><text:s/>－8.15<text:s/></text:p>
          </table:table-cell>
          <table:table-cell office:value-type="float" office:value="-127" table:style-name="ce22">
            <text:p><text:s/>－127<text:s/></text:p>
          </table:table-cell>
          <table:table-cell office:value-type="float" office:value="-0.23008246735365306" table:style-name="ce21">
            <text:p><text:s/>－0.23<text:s/></text:p>
          </table:table-cell>
          <table:table-cell office:value-type="float" office:value="-2.8" table:style-name="ce21">
            <text:p><text:s/>－2.80<text:s/></text:p>
          </table:table-cell>
          <table:table-cell office:value-type="float" office:value="276" table:style-name="ce22">
            <text:p><text:s text:c="3"/>276<text:s/></text:p>
          </table:table-cell>
          <table:table-cell office:value-type="float" office:value="0.50002174007565547" table:style-name="ce21">
            <text:p><text:s text:c="3"/>0.50<text:s/></text:p>
          </table:table-cell>
          <table:table-cell office:value-type="float" office:value="6.08" table:style-name="ce21">
            <text:p><text:s text:c="3"/>6.08<text:s/></text:p>
          </table:table-cell>
          <table:table-cell office:value-type="float" office:value="403" table:style-name="ce22">
            <text:p><text:s text:c="3"/>403<text:s/></text:p>
          </table:table-cell>
          <table:table-cell office:value-type="float" office:value="0.73010420742930848" table:style-name="ce21">
            <text:p><text:s text:c="3"/>0.73<text:s/></text:p>
          </table:table-cell>
          <table:table-cell office:value-type="float" office:value="8.8800000000000008" table:style-name="ce21">
            <text:p><text:s text:c="3"/>8.88<text:s/></text:p>
          </table:table-cell>
          <table:table-cell office:value-type="float" office:value="203" table:style-name="ce22">
            <text:p><text:s text:c="3"/>203<text:s/></text:p>
          </table:table-cell>
          <table:table-cell office:value-type="float" office:value="0.36776961317158718" table:style-name="ce21">
            <text:p><text:s text:c="3"/>0.37<text:s/></text:p>
          </table:table-cell>
          <table:table-cell office:value-type="float" office:value="4.47" table:style-name="ce21">
            <text:p><text:s text:c="3"/>4.47<text:s/></text:p>
          </table:table-cell>
          <table:table-cell office:value-type="float" office:value="104" table:style-name="ce22">
            <text:p><text:s text:c="3"/>104<text:s/></text:p>
          </table:table-cell>
          <table:table-cell office:value-type="float" office:value="0.1884139890140151" table:style-name="ce21">
            <text:p><text:s text:c="3"/>0.19<text:s/></text:p>
          </table:table-cell>
          <table:table-cell office:value-type="float" office:value="2.29" table:style-name="ce20">
            <text:p><text:s text:c="3"/>2.29<text:s/></text:p>
          </table:table-cell>
          <table:table-cell table:number-columns-repeated="16365" table:style-name="ce1"/>
        </table:table-row>
        <table:table-row table:style-name="ro10">
          <table:table-cell office:value-type="string" table:style-name="ce24">
            <text:p>彰化縣</text:p>
          </table:table-cell>
          <table:table-cell office:value-type="float" office:value="-490" table:style-name="ce23">
            <text:p><text:s/>－490<text:s/></text:p>
          </table:table-cell>
          <table:table-cell office:value-type="float" office:value="-0.38265465495483109" table:style-name="ce21">
            <text:p><text:s/>－0.38<text:s/></text:p>
          </table:table-cell>
          <table:table-cell office:value-type="float" office:value="-4.6556316352837781" table:style-name="ce21">
            <text:p><text:s/>－4.66<text:s/></text:p>
          </table:table-cell>
          <table:table-cell office:value-type="float" office:value="36" table:style-name="ce22">
            <text:p><text:s text:c="3"/>36<text:s/></text:p>
          </table:table-cell>
          <table:table-cell office:value-type="float" office:value="2.8118783112796156E-2" table:style-name="ce21">
            <text:p><text:s text:c="3"/>0.03<text:s/></text:p>
          </table:table-cell>
          <table:table-cell office:value-type="float" office:value="0.34" table:style-name="ce21">
            <text:p><text:s text:c="3"/>0.34<text:s/></text:p>
          </table:table-cell>
          <table:table-cell office:value-type="float" office:value="926" table:style-name="ce22">
            <text:p><text:s text:c="3"/>926<text:s/></text:p>
          </table:table-cell>
          <table:table-cell office:value-type="float" office:value="0.7232775878458122" table:style-name="ce21">
            <text:p><text:s text:c="3"/>0.72<text:s/></text:p>
          </table:table-cell>
          <table:table-cell office:value-type="float" office:value="8.8000000000000007" table:style-name="ce21">
            <text:p><text:s text:c="3"/>8.80<text:s/></text:p>
          </table:table-cell>
          <table:table-cell office:value-type="float" office:value="890" table:style-name="ce22">
            <text:p><text:s text:c="3"/>890<text:s/></text:p>
          </table:table-cell>
          <table:table-cell office:value-type="float" office:value="0.69515880473301606" table:style-name="ce21">
            <text:p><text:s text:c="3"/>0.70<text:s/></text:p>
          </table:table-cell>
          <table:table-cell office:value-type="float" office:value="8.4600000000000009" table:style-name="ce21">
            <text:p><text:s text:c="3"/>8.46<text:s/></text:p>
          </table:table-cell>
          <table:table-cell office:value-type="float" office:value="429" table:style-name="ce22">
            <text:p><text:s text:c="3"/>429<text:s/></text:p>
          </table:table-cell>
          <table:table-cell office:value-type="float" office:value="0.33508216542748753" table:style-name="ce21">
            <text:p><text:s text:c="3"/>0.34<text:s/></text:p>
          </table:table-cell>
          <table:table-cell office:value-type="float" office:value="4.08" table:style-name="ce21">
            <text:p><text:s text:c="3"/>4.08<text:s/></text:p>
          </table:table-cell>
          <table:table-cell office:value-type="float" office:value="195" table:style-name="ce22">
            <text:p><text:s text:c="3"/>195<text:s/></text:p>
          </table:table-cell>
          <table:table-cell office:value-type="float" office:value="0.1523100751943125" table:style-name="ce21">
            <text:p><text:s text:c="3"/>0.15<text:s/></text:p>
          </table:table-cell>
          <table:table-cell office:value-type="float" office:value="1.85" table:style-name="ce20">
            <text:p><text:s text:c="3"/>1.85<text:s/></text:p>
          </table:table-cell>
          <table:table-cell table:number-columns-repeated="16365"/>
        </table:table-row>
        <table:table-row table:style-name="ro7">
          <table:table-cell office:value-type="string" table:style-name="ce24">
            <text:p>南投縣</text:p>
          </table:table-cell>
          <table:table-cell office:value-type="float" office:value="-224" table:style-name="ce23">
            <text:p><text:s/>－224<text:s/></text:p>
          </table:table-cell>
          <table:table-cell office:value-type="float" office:value="-0.44790773100741249" table:style-name="ce21">
            <text:p><text:s/>－0.45<text:s/></text:p>
          </table:table-cell>
          <table:table-cell office:value-type="float" office:value="-5.4495440605901857" table:style-name="ce21">
            <text:p><text:s/>－5.45<text:s/></text:p>
          </table:table-cell>
          <table:table-cell office:value-type="float" office:value="-154" table:style-name="ce22">
            <text:p><text:s/>－154<text:s/></text:p>
          </table:table-cell>
          <table:table-cell office:value-type="float" office:value="-0.3080055440997938" table:style-name="ce21">
            <text:p><text:s/>－0.31<text:s/></text:p>
          </table:table-cell>
          <table:table-cell office:value-type="float" office:value="-3.75" table:style-name="ce21">
            <text:p><text:s/>－3.75<text:s/></text:p>
          </table:table-cell>
          <table:table-cell office:value-type="float" office:value="250" table:style-name="ce22">
            <text:p><text:s text:c="3"/>250<text:s/></text:p>
          </table:table-cell>
          <table:table-cell office:value-type="float" office:value="0.50000900016200289" table:style-name="ce21">
            <text:p><text:s text:c="3"/>0.50<text:s/></text:p>
          </table:table-cell>
          <table:table-cell office:value-type="float" office:value="6.08" table:style-name="ce21">
            <text:p><text:s text:c="3"/>6.08<text:s/></text:p>
          </table:table-cell>
          <table:table-cell office:value-type="float" office:value="404" table:style-name="ce22">
            <text:p><text:s text:c="3"/>404<text:s/></text:p>
          </table:table-cell>
          <table:table-cell office:value-type="float" office:value="0.80801454426179664" table:style-name="ce21">
            <text:p><text:s text:c="3"/>0.81<text:s/></text:p>
          </table:table-cell>
          <table:table-cell office:value-type="float" office:value="9.83" table:style-name="ce21">
            <text:p><text:s text:c="3"/>9.83<text:s/></text:p>
          </table:table-cell>
          <table:table-cell office:value-type="float" office:value="160" table:style-name="ce22">
            <text:p><text:s text:c="3"/>160<text:s/></text:p>
          </table:table-cell>
          <table:table-cell office:value-type="float" office:value="0.32000576010368187" table:style-name="ce21">
            <text:p><text:s text:c="3"/>0.32<text:s/></text:p>
          </table:table-cell>
          <table:table-cell office:value-type="float" office:value="3.89" table:style-name="ce21">
            <text:p><text:s text:c="3"/>3.89<text:s/></text:p>
          </table:table-cell>
          <table:table-cell office:value-type="float" office:value="73" table:style-name="ce22">
            <text:p><text:s text:c="3"/>73<text:s/></text:p>
          </table:table-cell>
          <table:table-cell office:value-type="float" office:value="0.14600262804730485" table:style-name="ce21">
            <text:p><text:s text:c="3"/>0.15<text:s/></text:p>
          </table:table-cell>
          <table:table-cell office:value-type="float" office:value="1.78" table:style-name="ce20">
            <text:p><text:s text:c="3"/>1.78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雲林縣</text:p>
          </table:table-cell>
          <table:table-cell office:value-type="float" office:value="-95" table:style-name="ce23">
            <text:p><text:s/>－95<text:s/></text:p>
          </table:table-cell>
          <table:table-cell office:value-type="float" office:value="-0.13786137820745381" table:style-name="ce21">
            <text:p><text:s/>－0.14<text:s/></text:p>
          </table:table-cell>
          <table:table-cell office:value-type="float" office:value="-1.6773134348573544" table:style-name="ce21">
            <text:p><text:s/>－1.68<text:s/></text:p>
          </table:table-cell>
          <table:table-cell office:value-type="float" office:value="-271" table:style-name="ce22">
            <text:p><text:s/>－271<text:s/></text:p>
          </table:table-cell>
          <table:table-cell office:value-type="float" office:value="-0.39329483107551622" table:style-name="ce21">
            <text:p><text:s/>－0.39<text:s/></text:p>
          </table:table-cell>
          <table:table-cell office:value-type="float" office:value="-4.79" table:style-name="ce21">
            <text:p><text:s/>－4.79<text:s/></text:p>
          </table:table-cell>
          <table:table-cell office:value-type="float" office:value="299" table:style-name="ce22">
            <text:p><text:s text:c="3"/>299<text:s/></text:p>
          </table:table-cell>
          <table:table-cell office:value-type="float" office:value="0.43393045937852159" table:style-name="ce21">
            <text:p><text:s text:c="3"/>0.43<text:s/></text:p>
          </table:table-cell>
          <table:table-cell office:value-type="float" office:value="5.28" table:style-name="ce21">
            <text:p><text:s text:c="3"/>5.28<text:s/></text:p>
          </table:table-cell>
          <table:table-cell office:value-type="float" office:value="570" table:style-name="ce22">
            <text:p><text:s text:c="3"/>570<text:s/></text:p>
          </table:table-cell>
          <table:table-cell office:value-type="float" office:value="0.82722529045403792" table:style-name="ce21">
            <text:p><text:s text:c="3"/>0.83<text:s/></text:p>
          </table:table-cell>
          <table:table-cell office:value-type="float" office:value="10.06" table:style-name="ce21">
            <text:p><text:s text:c="3"/>10.06<text:s/></text:p>
          </table:table-cell>
          <table:table-cell office:value-type="float" office:value="194" table:style-name="ce22">
            <text:p><text:s text:c="3"/>194<text:s/></text:p>
          </table:table-cell>
          <table:table-cell office:value-type="float" office:value="0.28154685324225148" table:style-name="ce21">
            <text:p><text:s text:c="3"/>0.28<text:s/></text:p>
          </table:table-cell>
          <table:table-cell office:value-type="float" office:value="3.43" table:style-name="ce21">
            <text:p><text:s text:c="3"/>3.43<text:s/></text:p>
          </table:table-cell>
          <table:table-cell office:value-type="float" office:value="107" table:style-name="ce22">
            <text:p><text:s text:c="3"/>107<text:s/></text:p>
          </table:table-cell>
          <table:table-cell office:value-type="float" office:value="0.15528615101505622" table:style-name="ce21">
            <text:p><text:s text:c="3"/>0.16<text:s/></text:p>
          </table:table-cell>
          <table:table-cell office:value-type="float" office:value="1.89" table:style-name="ce20">
            <text:p><text:s text:c="3"/>1.89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嘉義縣</text:p>
          </table:table-cell>
          <table:table-cell office:value-type="float" office:value="-341" table:style-name="ce23">
            <text:p><text:s/>－341<text:s/></text:p>
          </table:table-cell>
          <table:table-cell office:value-type="float" office:value="-0.66860385319733817" table:style-name="ce21">
            <text:p><text:s/>－0.67<text:s/></text:p>
          </table:table-cell>
          <table:table-cell office:value-type="float" office:value="-8.134680213900948" table:style-name="ce21">
            <text:p><text:s/>－8.13<text:s/></text:p>
          </table:table-cell>
          <table:table-cell office:value-type="float" office:value="-268" table:style-name="ce22">
            <text:p><text:s/>－268<text:s/></text:p>
          </table:table-cell>
          <table:table-cell office:value-type="float" office:value="-0.52564737495035285" table:style-name="ce21">
            <text:p><text:s/>－0.53<text:s/></text:p>
          </table:table-cell>
          <table:table-cell office:value-type="float" office:value="-6.4" table:style-name="ce21">
            <text:p><text:s/>－6.40<text:s/></text:p>
          </table:table-cell>
          <table:table-cell office:value-type="float" office:value="181" table:style-name="ce22">
            <text:p><text:s text:c="3"/>181<text:s/></text:p>
          </table:table-cell>
          <table:table-cell office:value-type="float" office:value="0.35500811517169351" table:style-name="ce21">
            <text:p><text:s text:c="3"/>0.36<text:s/></text:p>
          </table:table-cell>
          <table:table-cell office:value-type="float" office:value="4.32" table:style-name="ce21">
            <text:p><text:s text:c="3"/>4.32<text:s/></text:p>
          </table:table-cell>
          <table:table-cell office:value-type="float" office:value="449" table:style-name="ce22">
            <text:p><text:s text:c="3"/>449<text:s/></text:p>
          </table:table-cell>
          <table:table-cell office:value-type="float" office:value="0.88065549012204625" table:style-name="ce21">
            <text:p><text:s text:c="3"/>0.88<text:s/></text:p>
          </table:table-cell>
          <table:table-cell office:value-type="float" office:value="10.71" table:style-name="ce21">
            <text:p><text:s text:c="3"/>10.71<text:s/></text:p>
          </table:table-cell>
          <table:table-cell office:value-type="float" office:value="165" table:style-name="ce22">
            <text:p><text:s text:c="3"/>165<text:s/></text:p>
          </table:table-cell>
          <table:table-cell office:value-type="float" office:value="0.32362618233883661" table:style-name="ce21">
            <text:p><text:s text:c="3"/>0.32<text:s/></text:p>
          </table:table-cell>
          <table:table-cell office:value-type="float" office:value="3.94" table:style-name="ce21">
            <text:p><text:s text:c="3"/>3.94<text:s/></text:p>
          </table:table-cell>
          <table:table-cell office:value-type="float" office:value="71" table:style-name="ce22">
            <text:p><text:s text:c="3"/>71<text:s/></text:p>
          </table:table-cell>
          <table:table-cell office:value-type="float" office:value="0.13925732694580242" table:style-name="ce21">
            <text:p><text:s text:c="3"/>0.14<text:s/></text:p>
          </table:table-cell>
          <table:table-cell office:value-type="float" office:value="1.69" table:style-name="ce20">
            <text:p><text:s text:c="3"/>1.69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屏東縣</text:p>
          </table:table-cell>
          <table:table-cell office:value-type="float" office:value="-130" table:style-name="ce23">
            <text:p><text:s/>－130<text:s/></text:p>
          </table:table-cell>
          <table:table-cell office:value-type="float" office:value="-0.15688091772923318" table:style-name="ce21">
            <text:p><text:s/>－0.16<text:s/></text:p>
          </table:table-cell>
          <table:table-cell office:value-type="float" office:value="-1.9087178323723373" table:style-name="ce21">
            <text:p><text:s/>－1.91<text:s/></text:p>
          </table:table-cell>
          <table:table-cell office:value-type="float" office:value="-370" table:style-name="ce22">
            <text:p><text:s/>－370<text:s/></text:p>
          </table:table-cell>
          <table:table-cell office:value-type="float" office:value="-0.44654225436253681" table:style-name="ce21">
            <text:p><text:s/>－0.45<text:s/></text:p>
          </table:table-cell>
          <table:table-cell office:value-type="float" office:value="-5.43" table:style-name="ce21">
            <text:p><text:s/>－5.43<text:s/></text:p>
          </table:table-cell>
          <table:table-cell office:value-type="float" office:value="320" table:style-name="ce22">
            <text:p><text:s text:c="3"/>320<text:s/></text:p>
          </table:table-cell>
          <table:table-cell office:value-type="float" office:value="0.38619870647570748" table:style-name="ce21">
            <text:p><text:s text:c="3"/>0.39<text:s/></text:p>
          </table:table-cell>
          <table:table-cell office:value-type="float" office:value="4.7" table:style-name="ce21">
            <text:p><text:s text:c="3"/>4.70<text:s/></text:p>
          </table:table-cell>
          <table:table-cell office:value-type="float" office:value="690" table:style-name="ce22">
            <text:p><text:s text:c="3"/>690<text:s/></text:p>
          </table:table-cell>
          <table:table-cell office:value-type="float" office:value="0.83274096083824423" table:style-name="ce21">
            <text:p><text:s text:c="3"/>0.83<text:s/></text:p>
          </table:table-cell>
          <table:table-cell office:value-type="float" office:value="10.130000000000001" table:style-name="ce21">
            <text:p><text:s text:c="3"/>10.13<text:s/></text:p>
          </table:table-cell>
          <table:table-cell office:value-type="float" office:value="306" table:style-name="ce22">
            <text:p><text:s text:c="3"/>306<text:s/></text:p>
          </table:table-cell>
          <table:table-cell office:value-type="float" office:value="0.36930251306739525" table:style-name="ce21">
            <text:p><text:s text:c="3"/>0.37<text:s/></text:p>
          </table:table-cell>
          <table:table-cell office:value-type="float" office:value="4.49" table:style-name="ce21">
            <text:p><text:s text:c="3"/>4.49<text:s/></text:p>
          </table:table-cell>
          <table:table-cell office:value-type="float" office:value="150" table:style-name="ce22">
            <text:p><text:s text:c="3"/>150<text:s/></text:p>
          </table:table-cell>
          <table:table-cell office:value-type="float" office:value="0.18103064366048788" table:style-name="ce21">
            <text:p><text:s text:c="3"/>0.18<text:s/></text:p>
          </table:table-cell>
          <table:table-cell office:value-type="float" office:value="2.2000000000000002" table:style-name="ce20">
            <text:p><text:s text:c="3"/>2.20<text:s/></text:p>
          </table:table-cell>
          <table:table-cell table:number-columns-repeated="16365"/>
        </table:table-row>
        <table:table-row table:style-name="ro7">
          <table:table-cell office:value-type="string" table:style-name="ce24">
            <text:p>臺東縣</text:p>
          </table:table-cell>
          <table:table-cell office:value-type="float" office:value="162" table:style-name="ce23">
            <text:p><text:s text:c="3"/>162<text:s/></text:p>
          </table:table-cell>
          <table:table-cell office:value-type="float" office:value="0.7381553406905853" table:style-name="ce21">
            <text:p><text:s text:c="3"/>0.74<text:s/></text:p>
          </table:table-cell>
          <table:table-cell office:value-type="float" office:value="8.9808899784021214" table:style-name="ce21">
            <text:p><text:s text:c="3"/>8.98<text:s/></text:p>
          </table:table-cell>
          <table:table-cell office:value-type="float" office:value="-61" table:style-name="ce22">
            <text:p><text:s/>－61<text:s/></text:p>
          </table:table-cell>
          <table:table-cell office:value-type="float" office:value="-0.27784483504670981" table:style-name="ce21">
            <text:p><text:s/>－0.28<text:s/></text:p>
          </table:table-cell>
          <table:table-cell office:value-type="float" office:value="-3.38" table:style-name="ce21">
            <text:p><text:s/>－3.38<text:s/></text:p>
          </table:table-cell>
          <table:table-cell office:value-type="float" office:value="113" table:style-name="ce22">
            <text:p><text:s text:c="3"/>113<text:s/></text:p>
          </table:table-cell>
          <table:table-cell office:value-type="float" office:value="0.51469616984062638" table:style-name="ce21">
            <text:p><text:s text:c="3"/>0.51<text:s/></text:p>
          </table:table-cell>
          <table:table-cell office:value-type="float" office:value="6.26" table:style-name="ce21">
            <text:p><text:s text:c="3"/>6.26<text:s/></text:p>
          </table:table-cell>
          <table:table-cell office:value-type="float" office:value="174" table:style-name="ce22">
            <text:p><text:s text:c="3"/>174<text:s/></text:p>
          </table:table-cell>
          <table:table-cell office:value-type="float" office:value="0.79254100488733625" table:style-name="ce21">
            <text:p><text:s text:c="3"/>0.79<text:s/></text:p>
          </table:table-cell>
          <table:table-cell office:value-type="float" office:value="9.64" table:style-name="ce21">
            <text:p><text:s text:c="3"/>9.64<text:s/></text:p>
          </table:table-cell>
          <table:table-cell office:value-type="float" office:value="70" table:style-name="ce22">
            <text:p><text:s text:c="3"/>70<text:s/></text:p>
          </table:table-cell>
          <table:table-cell office:value-type="float" office:value="0.31883833529950306" table:style-name="ce21">
            <text:p><text:s text:c="3"/>0.32<text:s/></text:p>
          </table:table-cell>
          <table:table-cell office:value-type="float" office:value="3.88" table:style-name="ce21">
            <text:p><text:s text:c="3"/>3.88<text:s/></text:p>
          </table:table-cell>
          <table:table-cell office:value-type="float" office:value="55" table:style-name="ce22">
            <text:p><text:s text:c="3"/>55<text:s/></text:p>
          </table:table-cell>
          <table:table-cell office:value-type="float" office:value="0.25051583487818102" table:style-name="ce21">
            <text:p><text:s text:c="3"/>0.25<text:s/></text:p>
          </table:table-cell>
          <table:table-cell office:value-type="float" office:value="3.05" table:style-name="ce20">
            <text:p><text:s text:c="3"/>3.05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花蓮縣</text:p>
          </table:table-cell>
          <table:table-cell office:value-type="float" office:value="-12" table:style-name="ce23">
            <text:p><text:s/>－12<text:s/></text:p>
          </table:table-cell>
          <table:table-cell office:value-type="float" office:value="-3.6508008944462191E-2" table:style-name="ce21">
            <text:p><text:s/>－0.04<text:s/></text:p>
          </table:table-cell>
          <table:table-cell office:value-type="float" office:value="-0.44418077549095669" table:style-name="ce21">
            <text:p><text:s/>－0.44<text:s/></text:p>
          </table:table-cell>
          <table:table-cell office:value-type="float" office:value="-140" table:style-name="ce22">
            <text:p><text:s/>－140<text:s/></text:p>
          </table:table-cell>
          <table:table-cell office:value-type="float" office:value="-0.42593454602983372" table:style-name="ce21">
            <text:p><text:s/>－0.43<text:s/></text:p>
          </table:table-cell>
          <table:table-cell office:value-type="float" office:value="-5.18" table:style-name="ce21">
            <text:p><text:s/>－5.18<text:s/></text:p>
          </table:table-cell>
          <table:table-cell office:value-type="float" office:value="159" table:style-name="ce22">
            <text:p><text:s text:c="3"/>159<text:s/></text:p>
          </table:table-cell>
          <table:table-cell office:value-type="float" office:value="0.48373994870531112" table:style-name="ce21">
            <text:p><text:s text:c="3"/>0.48<text:s/></text:p>
          </table:table-cell>
          <table:table-cell office:value-type="float" office:value="5.89" table:style-name="ce21">
            <text:p><text:s text:c="3"/>5.89<text:s/></text:p>
          </table:table-cell>
          <table:table-cell office:value-type="float" office:value="299" table:style-name="ce22">
            <text:p><text:s text:c="3"/>299<text:s/></text:p>
          </table:table-cell>
          <table:table-cell office:value-type="float" office:value="0.90967449473514472" table:style-name="ce21">
            <text:p><text:s text:c="3"/>0.91<text:s/></text:p>
          </table:table-cell>
          <table:table-cell office:value-type="float" office:value="11.07" table:style-name="ce21">
            <text:p><text:s text:c="3"/>11.07<text:s/></text:p>
          </table:table-cell>
          <table:table-cell office:value-type="float" office:value="135" table:style-name="ce22">
            <text:p><text:s text:c="3"/>135<text:s/></text:p>
          </table:table-cell>
          <table:table-cell office:value-type="float" office:value="0.41072259795733962" table:style-name="ce21">
            <text:p><text:s text:c="3"/>0.41<text:s/></text:p>
          </table:table-cell>
          <table:table-cell office:value-type="float" office:value="5" table:style-name="ce21">
            <text:p><text:s text:c="3"/>5.00<text:s/></text:p>
          </table:table-cell>
          <table:table-cell office:value-type="float" office:value="57" table:style-name="ce22">
            <text:p><text:s text:c="3"/>57<text:s/></text:p>
          </table:table-cell>
          <table:table-cell office:value-type="float" office:value="0.17341620802643229" table:style-name="ce21">
            <text:p><text:s text:c="3"/>0.17<text:s/></text:p>
          </table:table-cell>
          <table:table-cell office:value-type="float" office:value="2.11" table:style-name="ce20">
            <text:p><text:s text:c="3"/>2.11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澎湖縣</text:p>
          </table:table-cell>
          <table:table-cell office:value-type="float" office:value="35" table:style-name="ce23">
            <text:p><text:s text:c="3"/>35<text:s/></text:p>
          </table:table-cell>
          <table:table-cell office:value-type="float" office:value="0.3362604000538017" table:style-name="ce21">
            <text:p><text:s text:c="3"/>0.34<text:s/></text:p>
          </table:table-cell>
          <table:table-cell office:value-type="float" office:value="4.0911682006545869" table:style-name="ce21">
            <text:p><text:s text:c="3"/>4.09<text:s/></text:p>
          </table:table-cell>
          <table:table-cell office:value-type="float" office:value="-3" table:style-name="ce22">
            <text:p><text:s/>－3<text:s/></text:p>
          </table:table-cell>
          <table:table-cell office:value-type="float" office:value="-2.8817474916789543E-2" table:style-name="ce21">
            <text:p><text:s/>－0.03<text:s/></text:p>
          </table:table-cell>
          <table:table-cell office:value-type="float" office:value="-0.35" table:style-name="ce21">
            <text:p><text:s/>－0.35<text:s/></text:p>
          </table:table-cell>
          <table:table-cell office:value-type="float" office:value="75" table:style-name="ce22">
            <text:p><text:s text:c="3"/>75<text:s/></text:p>
          </table:table-cell>
          <table:table-cell office:value-type="float" office:value="0.72043687291973857" table:style-name="ce21">
            <text:p><text:s text:c="3"/>0.72<text:s/></text:p>
          </table:table-cell>
          <table:table-cell office:value-type="float" office:value="8.77" table:style-name="ce21">
            <text:p><text:s text:c="3"/>8.77<text:s/></text:p>
          </table:table-cell>
          <table:table-cell office:value-type="float" office:value="78" table:style-name="ce22">
            <text:p><text:s text:c="3"/>78<text:s/></text:p>
          </table:table-cell>
          <table:table-cell office:value-type="float" office:value="0.74925434783652811" table:style-name="ce21">
            <text:p><text:s text:c="3"/>0.75<text:s/></text:p>
          </table:table-cell>
          <table:table-cell office:value-type="float" office:value="9.1199999999999992" table:style-name="ce21">
            <text:p><text:s text:c="3"/>9.12<text:s/></text:p>
          </table:table-cell>
          <table:table-cell office:value-type="float" office:value="40" table:style-name="ce22">
            <text:p><text:s text:c="3"/>40<text:s/></text:p>
          </table:table-cell>
          <table:table-cell office:value-type="float" office:value="0.38423299889052726" table:style-name="ce21">
            <text:p><text:s text:c="3"/>0.38<text:s/></text:p>
          </table:table-cell>
          <table:table-cell office:value-type="float" office:value="4.67" table:style-name="ce21">
            <text:p><text:s text:c="3"/>4.67<text:s/></text:p>
          </table:table-cell>
          <table:table-cell office:value-type="float" office:value="18" table:style-name="ce22">
            <text:p><text:s text:c="3"/>18<text:s/></text:p>
          </table:table-cell>
          <table:table-cell office:value-type="float" office:value="0.17290484950073723" table:style-name="ce21">
            <text:p><text:s text:c="3"/>0.17<text:s/></text:p>
          </table:table-cell>
          <table:table-cell office:value-type="float" office:value="2.1" table:style-name="ce20">
            <text:p><text:s text:c="3"/>2.10<text:s/></text:p>
          </table:table-cell>
          <table:table-cell table:number-columns-repeated="16365"/>
        </table:table-row>
        <table:table-row table:style-name="ro9">
          <table:table-cell office:value-type="string" table:style-name="ce24">
            <text:p>基隆市</text:p>
          </table:table-cell>
          <table:table-cell office:value-type="float" office:value="-20" table:style-name="ce23">
            <text:p><text:s/>－20<text:s/></text:p>
          </table:table-cell>
          <table:table-cell office:value-type="float" office:value="-5.3891069980248923E-2" table:style-name="ce21">
            <text:p><text:s/>－0.05<text:s/></text:p>
          </table:table-cell>
          <table:table-cell office:value-type="float" office:value="-0.65567468475969526" table:style-name="ce21">
            <text:p><text:s/>－0.66<text:s/></text:p>
          </table:table-cell>
          <table:table-cell office:value-type="float" office:value="-80" table:style-name="ce22">
            <text:p><text:s/>－80<text:s/></text:p>
          </table:table-cell>
          <table:table-cell office:value-type="float" office:value="-0.21557008857236012" table:style-name="ce21">
            <text:p><text:s/>－0.22<text:s/></text:p>
          </table:table-cell>
          <table:table-cell office:value-type="float" office:value="-2.62" table:style-name="ce21">
            <text:p><text:s/>－2.62<text:s/></text:p>
          </table:table-cell>
          <table:table-cell office:value-type="float" office:value="166" table:style-name="ce22">
            <text:p><text:s text:c="3"/>166<text:s/></text:p>
          </table:table-cell>
          <table:table-cell office:value-type="float" office:value="0.44730793378764727" table:style-name="ce21">
            <text:p><text:s text:c="3"/>0.45<text:s/></text:p>
          </table:table-cell>
          <table:table-cell office:value-type="float" office:value="5.44" table:style-name="ce21">
            <text:p><text:s text:c="3"/>5.44<text:s/></text:p>
          </table:table-cell>
          <table:table-cell office:value-type="float" office:value="246" table:style-name="ce22">
            <text:p><text:s text:c="3"/>246<text:s/></text:p>
          </table:table-cell>
          <table:table-cell office:value-type="float" office:value="0.66287802236000737" table:style-name="ce21">
            <text:p><text:s text:c="3"/>0.66<text:s/></text:p>
          </table:table-cell>
          <table:table-cell office:value-type="float" office:value="8.07" table:style-name="ce21">
            <text:p><text:s text:c="3"/>8.07<text:s/></text:p>
          </table:table-cell>
          <table:table-cell office:value-type="float" office:value="118" table:style-name="ce22">
            <text:p><text:s text:c="3"/>118<text:s/></text:p>
          </table:table-cell>
          <table:table-cell office:value-type="float" office:value="0.3179658806442312" table:style-name="ce21">
            <text:p><text:s text:c="3"/>0.32<text:s/></text:p>
          </table:table-cell>
          <table:table-cell office:value-type="float" office:value="3.87" table:style-name="ce21">
            <text:p><text:s text:c="3"/>3.87<text:s/></text:p>
          </table:table-cell>
          <table:table-cell office:value-type="float" office:value="85" table:style-name="ce22">
            <text:p><text:s text:c="3"/>85<text:s/></text:p>
          </table:table-cell>
          <table:table-cell office:value-type="float" office:value="0.22904321910813266" table:style-name="ce21">
            <text:p><text:s text:c="3"/>0.23<text:s/></text:p>
          </table:table-cell>
          <table:table-cell office:value-type="float" office:value="2.79" table:style-name="ce20">
            <text:p><text:s text:c="3"/>2.79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新竹市</text:p>
          </table:table-cell>
          <table:table-cell office:value-type="float" office:value="255" table:style-name="ce23">
            <text:p><text:s text:c="3"/>255<text:s/></text:p>
          </table:table-cell>
          <table:table-cell office:value-type="float" office:value="0.57651221414602716" table:style-name="ce21">
            <text:p><text:s text:c="3"/>0.58<text:s/></text:p>
          </table:table-cell>
          <table:table-cell office:value-type="float" office:value="7.0142319387766632" table:style-name="ce21">
            <text:p><text:s text:c="3"/>7.01<text:s/></text:p>
          </table:table-cell>
          <table:table-cell office:value-type="float" office:value="69" table:style-name="ce22">
            <text:p><text:s text:c="3"/>69<text:s/></text:p>
          </table:table-cell>
          <table:table-cell office:value-type="float" office:value="0.15595246839984855" table:style-name="ce21">
            <text:p><text:s text:c="3"/>0.16<text:s/></text:p>
          </table:table-cell>
          <table:table-cell office:value-type="float" office:value="1.9" table:style-name="ce21">
            <text:p><text:s text:c="3"/>1.90<text:s/></text:p>
          </table:table-cell>
          <table:table-cell office:value-type="float" office:value="297" table:style-name="ce22">
            <text:p><text:s text:c="3"/>297<text:s/></text:p>
          </table:table-cell>
          <table:table-cell office:value-type="float" office:value="0.67127366832978297" table:style-name="ce21">
            <text:p><text:s text:c="3"/>0.67<text:s/></text:p>
          </table:table-cell>
          <table:table-cell office:value-type="float" office:value="8.17" table:style-name="ce21">
            <text:p><text:s text:c="3"/>8.17<text:s/></text:p>
          </table:table-cell>
          <table:table-cell office:value-type="float" office:value="228" table:style-name="ce22">
            <text:p><text:s text:c="3"/>228<text:s/></text:p>
          </table:table-cell>
          <table:table-cell office:value-type="float" office:value="0.51532119992993441" table:style-name="ce21">
            <text:p><text:s text:c="3"/>0.52<text:s/></text:p>
          </table:table-cell>
          <table:table-cell office:value-type="float" office:value="6.27" table:style-name="ce21">
            <text:p><text:s text:c="3"/>6.27<text:s/></text:p>
          </table:table-cell>
          <table:table-cell office:value-type="float" office:value="187" table:style-name="ce22">
            <text:p><text:s text:c="3"/>187<text:s/></text:p>
          </table:table-cell>
          <table:table-cell office:value-type="float" office:value="0.42265379117060409" table:style-name="ce21">
            <text:p><text:s text:c="3"/>0.42<text:s/></text:p>
          </table:table-cell>
          <table:table-cell office:value-type="float" office:value="5.14" table:style-name="ce21">
            <text:p><text:s text:c="3"/>5.14<text:s/></text:p>
          </table:table-cell>
          <table:table-cell office:value-type="float" office:value="75" table:style-name="ce22">
            <text:p><text:s text:c="3"/>75<text:s/></text:p>
          </table:table-cell>
          <table:table-cell office:value-type="float" office:value="0.16951355260853104" table:style-name="ce21">
            <text:p><text:s text:c="3"/>0.17<text:s/></text:p>
          </table:table-cell>
          <table:table-cell office:value-type="float" office:value="2.06" table:style-name="ce20">
            <text:p><text:s text:c="3"/>2.06<text:s/></text:p>
          </table:table-cell>
          <table:table-cell table:number-columns-repeated="16365"/>
        </table:table-row>
        <table:table-row table:style-name="ro10">
          <table:table-cell office:value-type="string" table:style-name="ce24">
            <text:p>嘉義市</text:p>
          </table:table-cell>
          <table:table-cell office:value-type="float" office:value="-68" table:style-name="ce23">
            <text:p><text:s/>－68<text:s/></text:p>
          </table:table-cell>
          <table:table-cell office:value-type="float" office:value="-0.25249993501839907" table:style-name="ce21">
            <text:p><text:s/>－0.25<text:s/></text:p>
          </table:table-cell>
          <table:table-cell office:value-type="float" office:value="-3.0720825427238552" table:style-name="ce21">
            <text:p><text:s/>－3.07<text:s/></text:p>
          </table:table-cell>
          <table:table-cell office:value-type="float" office:value="-26" table:style-name="ce22">
            <text:p><text:s/>－26<text:s/></text:p>
          </table:table-cell>
          <table:table-cell office:value-type="float" office:value="-9.6556283028747775E-2" table:style-name="ce21">
            <text:p><text:s/>－0.10<text:s/></text:p>
          </table:table-cell>
          <table:table-cell office:value-type="float" office:value="-1.17" table:style-name="ce21">
            <text:p><text:s/>－1.17<text:s/></text:p>
          </table:table-cell>
          <table:table-cell office:value-type="float" office:value="149" table:style-name="ce22">
            <text:p><text:s text:c="3"/>149<text:s/></text:p>
          </table:table-cell>
          <table:table-cell office:value-type="float" office:value="0.55334177581859301" table:style-name="ce21">
            <text:p><text:s text:c="3"/>0.55<text:s/></text:p>
          </table:table-cell>
          <table:table-cell office:value-type="float" office:value="6.73" table:style-name="ce21">
            <text:p><text:s text:c="3"/>6.73<text:s/></text:p>
          </table:table-cell>
          <table:table-cell office:value-type="float" office:value="175" table:style-name="ce22">
            <text:p><text:s text:c="3"/>175<text:s/></text:p>
          </table:table-cell>
          <table:table-cell office:value-type="float" office:value="0.64989805884734086" table:style-name="ce21">
            <text:p><text:s text:c="3"/>0.65<text:s/></text:p>
          </table:table-cell>
          <table:table-cell office:value-type="float" office:value="7.91" table:style-name="ce21">
            <text:p><text:s text:c="3"/>7.91<text:s/></text:p>
          </table:table-cell>
          <table:table-cell office:value-type="float" office:value="92" table:style-name="ce22">
            <text:p><text:s text:c="3"/>92<text:s/></text:p>
          </table:table-cell>
          <table:table-cell office:value-type="float" office:value="0.34166069379403063" table:style-name="ce21">
            <text:p><text:s text:c="3"/>0.34<text:s/></text:p>
          </table:table-cell>
          <table:table-cell office:value-type="float" office:value="4.16" table:style-name="ce21">
            <text:p><text:s text:c="3"/>4.16<text:s/></text:p>
          </table:table-cell>
          <table:table-cell office:value-type="float" office:value="46" table:style-name="ce22">
            <text:p><text:s text:c="3"/>46<text:s/></text:p>
          </table:table-cell>
          <table:table-cell office:value-type="float" office:value="0.17083034689701532" table:style-name="ce21">
            <text:p><text:s text:c="3"/>0.17<text:s/></text:p>
          </table:table-cell>
          <table:table-cell office:value-type="float" office:value="2.08" table:style-name="ce20">
            <text:p><text:s text:c="3"/>2.08<text:s/></text:p>
          </table:table-cell>
          <table:table-cell table:number-columns-repeated="16365"/>
        </table:table-row>
        <table:table-row table:style-name="ro9">
          <table:table-cell office:value-type="string" table:style-name="ce29">
            <text:p>福建省</text:p>
          </table:table-cell>
          <table:table-cell office:value-type="float" office:value="123" table:style-name="ce28">
            <text:p><text:s text:c="3"/>123<text:s/></text:p>
          </table:table-cell>
          <table:table-cell office:value-type="float" office:value="0.8169229236542358" table:style-name="ce26">
            <text:p><text:s text:c="3"/>0.82<text:s/></text:p>
          </table:table-cell>
          <table:table-cell office:value-type="float" office:value="9.939228904459867" table:style-name="ce26">
            <text:p><text:s text:c="3"/>9.94<text:s/></text:p>
          </table:table-cell>
          <table:table-cell office:value-type="float" office:value="63" table:style-name="ce22">
            <text:p><text:s text:c="3"/>63<text:s/></text:p>
          </table:table-cell>
          <table:table-cell office:value-type="float" office:value="0.41825309623472628" table:style-name="ce26">
            <text:p><text:s text:c="3"/>0.42<text:s/></text:p>
          </table:table-cell>
          <table:table-cell office:value-type="float" office:value="5.09" table:style-name="ce26">
            <text:p><text:s text:c="3"/>5.09<text:s/></text:p>
          </table:table-cell>
          <table:table-cell office:value-type="float" office:value="116" table:style-name="ce27">
            <text:p><text:s text:c="3"/>116<text:s/></text:p>
          </table:table-cell>
          <table:table-cell office:value-type="float" office:value="0.77011681211473415" table:style-name="ce26">
            <text:p><text:s text:c="3"/>0.77<text:s/></text:p>
          </table:table-cell>
          <table:table-cell office:value-type="float" office:value="9.3699999999999992" table:style-name="ce26">
            <text:p><text:s text:c="3"/>9.37<text:s/></text:p>
          </table:table-cell>
          <table:table-cell office:value-type="float" office:value="53" table:style-name="ce27">
            <text:p><text:s text:c="3"/>53<text:s/></text:p>
          </table:table-cell>
          <table:table-cell office:value-type="float" office:value="0.35186371588000781" table:style-name="ce26">
            <text:p><text:s text:c="3"/>0.35<text:s/></text:p>
          </table:table-cell>
          <table:table-cell office:value-type="float" office:value="4.28" table:style-name="ce26">
            <text:p><text:s text:c="3"/>4.28<text:s/></text:p>
          </table:table-cell>
          <table:table-cell office:value-type="float" office:value="44" table:style-name="ce27">
            <text:p><text:s text:c="3"/>44<text:s/></text:p>
          </table:table-cell>
          <table:table-cell office:value-type="float" office:value="0.29211327356076122" table:style-name="ce26">
            <text:p><text:s text:c="3"/>0.29<text:s/></text:p>
          </table:table-cell>
          <table:table-cell office:value-type="float" office:value="3.55" table:style-name="ce26">
            <text:p><text:s text:c="3"/>3.55<text:s/></text:p>
          </table:table-cell>
          <table:table-cell office:value-type="float" office:value="20" table:style-name="ce27">
            <text:p><text:s text:c="3"/>20<text:s/></text:p>
          </table:table-cell>
          <table:table-cell office:value-type="float" office:value="0.13277876070943692" table:style-name="ce26">
            <text:p><text:s text:c="3"/>0.13<text:s/></text:p>
          </table:table-cell>
          <table:table-cell office:value-type="float" office:value="1.62" table:style-name="ce25">
            <text:p><text:s text:c="3"/>1.62<text:s/></text:p>
          </table:table-cell>
          <table:table-cell table:number-columns-repeated="16365"/>
        </table:table-row>
        <table:table-row table:style-name="ro11">
          <table:table-cell office:value-type="string" table:style-name="ce24">
            <text:p>金門縣</text:p>
          </table:table-cell>
          <table:table-cell office:value-type="float" office:value="88" table:style-name="ce23">
            <text:p><text:s text:c="3"/>88<text:s/></text:p>
          </table:table-cell>
          <table:table-cell office:value-type="float" office:value="0.63933973641766328" table:style-name="ce21">
            <text:p><text:s text:c="3"/>0.64<text:s/></text:p>
          </table:table-cell>
          <table:table-cell office:value-type="float" office:value="7.7786334597482361" table:style-name="ce21">
            <text:p><text:s text:c="3"/>7.78<text:s/></text:p>
          </table:table-cell>
          <table:table-cell office:value-type="float" office:value="56" table:style-name="ce22">
            <text:p><text:s text:c="3"/>56<text:s/></text:p>
          </table:table-cell>
          <table:table-cell office:value-type="float" office:value="0.40672254259692342" table:style-name="ce21">
            <text:p><text:s text:c="3"/>0.41<text:s/></text:p>
          </table:table-cell>
          <table:table-cell office:value-type="float" office:value="4.95" table:style-name="ce21">
            <text:p><text:s text:c="3"/>4.95<text:s/></text:p>
          </table:table-cell>
          <table:table-cell office:value-type="float" office:value="104" table:style-name="ce22">
            <text:p><text:s text:c="3"/>104<text:s/></text:p>
          </table:table-cell>
          <table:table-cell office:value-type="float" office:value="0.75534186482285781" table:style-name="ce21">
            <text:p><text:s text:c="3"/>0.76<text:s/></text:p>
          </table:table-cell>
          <table:table-cell office:value-type="float" office:value="9.19" table:style-name="ce21">
            <text:p><text:s text:c="3"/>9.19<text:s/></text:p>
          </table:table-cell>
          <table:table-cell office:value-type="float" office:value="48" table:style-name="ce22">
            <text:p><text:s text:c="3"/>48<text:s/></text:p>
          </table:table-cell>
          <table:table-cell office:value-type="float" office:value="0.34861932222593434" table:style-name="ce21">
            <text:p><text:s text:c="3"/>0.35<text:s/></text:p>
          </table:table-cell>
          <table:table-cell office:value-type="float" office:value="4.24" table:style-name="ce21">
            <text:p><text:s text:c="3"/>4.24<text:s/></text:p>
          </table:table-cell>
          <table:table-cell office:value-type="float" office:value="40" table:style-name="ce22">
            <text:p><text:s text:c="3"/>40<text:s/></text:p>
          </table:table-cell>
          <table:table-cell office:value-type="float" office:value="0.29051610185494531" table:style-name="ce21">
            <text:p><text:s text:c="3"/>0.29<text:s/></text:p>
          </table:table-cell>
          <table:table-cell office:value-type="float" office:value="3.53" table:style-name="ce21">
            <text:p><text:s text:c="3"/>3.53<text:s/></text:p>
          </table:table-cell>
          <table:table-cell office:value-type="float" office:value="18" table:style-name="ce22">
            <text:p><text:s text:c="3"/>18<text:s/></text:p>
          </table:table-cell>
          <table:table-cell office:value-type="float" office:value="0.1307322458347254" table:style-name="ce21">
            <text:p><text:s text:c="3"/>0.13<text:s/></text:p>
          </table:table-cell>
          <table:table-cell office:value-type="float" office:value="1.59" table:style-name="ce20">
            <text:p><text:s text:c="3"/>1.59<text:s/></text:p>
          </table:table-cell>
          <table:table-cell table:number-columns-repeated="16365"/>
        </table:table-row>
        <table:table-row table:style-name="ro11">
          <table:table-cell office:value-type="string" table:style-name="ce24">
            <text:p>連江縣</text:p>
          </table:table-cell>
          <table:table-cell office:value-type="float" office:value="35" table:style-name="ce23">
            <text:p><text:s text:c="3"/>35<text:s/></text:p>
          </table:table-cell>
          <table:table-cell office:value-type="float" office:value="2.7083494544610383" table:style-name="ce21">
            <text:p><text:s text:c="3"/>2.71<text:s/></text:p>
          </table:table-cell>
          <table:table-cell office:value-type="float" office:value="32.951585029275961" table:style-name="ce21">
            <text:p><text:s text:c="3"/>32.95<text:s/></text:p>
          </table:table-cell>
          <table:table-cell office:value-type="float" office:value="7" table:style-name="ce22">
            <text:p><text:s text:c="3"/>7<text:s/></text:p>
          </table:table-cell>
          <table:table-cell office:value-type="float" office:value="0.54093736718055718" table:style-name="ce21">
            <text:p><text:s text:c="3"/>0.54<text:s/></text:p>
          </table:table-cell>
          <table:table-cell office:value-type="float" office:value="6.58" table:style-name="ce21">
            <text:p><text:s text:c="3"/>6.58<text:s/></text:p>
          </table:table-cell>
          <table:table-cell office:value-type="float" office:value="12" table:style-name="ce22">
            <text:p><text:s text:c="3"/>12<text:s/></text:p>
          </table:table-cell>
          <table:table-cell office:value-type="float" office:value="0.92732120088095515" table:style-name="ce21">
            <text:p><text:s text:c="3"/>0.93<text:s/></text:p>
          </table:table-cell>
          <table:table-cell office:value-type="float" office:value="11.28" table:style-name="ce21">
            <text:p><text:s text:c="3"/>11.28<text:s/></text:p>
          </table:table-cell>
          <table:table-cell office:value-type="float" office:value="5" table:style-name="ce22">
            <text:p><text:s text:c="3"/>5<text:s/></text:p>
          </table:table-cell>
          <table:table-cell office:value-type="float" office:value="0.38638383370039797" table:style-name="ce21">
            <text:p><text:s text:c="3"/>0.39<text:s/></text:p>
          </table:table-cell>
          <table:table-cell office:value-type="float" office:value="4.7" table:style-name="ce21">
            <text:p><text:s text:c="3"/>4.70<text:s/></text:p>
          </table:table-cell>
          <table:table-cell office:value-type="float" office:value="4" table:style-name="ce22">
            <text:p><text:s text:c="3"/>4<text:s/></text:p>
          </table:table-cell>
          <table:table-cell office:value-type="float" office:value="0.30910706696031842" table:style-name="ce21">
            <text:p><text:s text:c="3"/>0.31<text:s/></text:p>
          </table:table-cell>
          <table:table-cell office:value-type="float" office:value="3.76" table:style-name="ce21">
            <text:p><text:s text:c="3"/>3.76<text:s/></text:p>
          </table:table-cell>
          <table:table-cell office:value-type="float" office:value="2" table:style-name="ce22">
            <text:p><text:s text:c="3"/>2<text:s/></text:p>
          </table:table-cell>
          <table:table-cell office:value-type="float" office:value="0.15455353348015921" table:style-name="ce21">
            <text:p><text:s text:c="3"/>0.15<text:s/></text:p>
          </table:table-cell>
          <table:table-cell office:value-type="float" office:value="1.88" table:style-name="ce20">
            <text:p><text:s text:c="3"/>1.88<text:s/></text:p>
          </table:table-cell>
          <table:table-cell table:number-columns-repeated="16365"/>
        </table:table-row>
        <table:table-row table:style-name="ro12">
          <table:table-cell table:style-name="ce19"/>
          <table:table-cell table:style-name="ce18"/>
          <table:table-cell table:number-columns-repeated="2" table:style-name="ce15"/>
          <table:table-cell table:style-name="ce17"/>
          <table:table-cell table:number-columns-repeated="2" table:style-name="ce15"/>
          <table:table-cell table:style-name="ce17"/>
          <table:table-cell table:number-columns-repeated="2" table:style-name="ce15"/>
          <table:table-cell table:style-name="ce17"/>
          <table:table-cell table:number-columns-repeated="2" table:style-name="ce15"/>
          <table:table-cell table:style-name="ce17"/>
          <table:table-cell table:number-columns-repeated="2" table:style-name="ce15"/>
          <table:table-cell table:style-name="ce16"/>
          <table:table-cell table:style-name="ce15"/>
          <table:table-cell table:style-name="ce14"/>
          <table:table-cell table:number-columns-repeated="16365"/>
        </table:table-row>
        <table:table-row table:style-name="ro13">
          <table:table-cell office:value-type="string" table:style-name="ce13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56">
            <text:p>內政部戶政司 民國107年5月4日編製</text:p>
          </table:table-cell>
          <table:covered-table-cell table:number-columns-repeated="3"/>
          <table:table-cell table:number-columns-repeated="16365"/>
        </table:table-row>
        <table:table-row table:style-name="ro14">
          <table:table-cell office:value-type="string" table:style-name="ce10">
            <text:p><text:s text:c="7"/>「0.00」表示未滿百分之0.005。</text:p>
          </table:table-cell>
          <table:table-cell table:number-columns-repeated="14" table:style-name="ce2"/>
          <table:table-cell table:style-name="ce9"/>
          <table:table-cell table:number-columns-repeated="2" table:style-name="ce8"/>
          <table:table-cell office:value-type="string" table:style-name="ce7">
            <text:p>(108年1月4日修正-臺南市及全國總計結婚對數增加1對)</text:p>
          </table:table-cell>
          <table:table-cell table:number-columns-repeated="16365"/>
        </table:table-row>
        <table:table-row table:style-name="ro14">
          <table:table-cell office:value-type="string" table:style-name="ce6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S$35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</table:named-expressions>
      </table:table>
      <table:table table:name="'file:///D:/0662/01.速報/107年/速報-107.4公式_新(修正新北市遷入出+1)-修結+1.xls'#速年月別" table:style-name="ta2">
        <table:table-source xlink:href="file:///D:/0662/01.速報/107年/速報-107.4公式_新(修正新北市遷入出+1)-修結+1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速縣市別" table:style-name="ta2">
        <table:table-source xlink:href="file:///D:/0662/01.速報/107年/速報-107.4公式_新(修正新北市遷入出+1)-修結+1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當月速報連結-資料分析數字" table:style-name="ta2">
        <table:table-source xlink:href="file:///D:/0662/01.速報/107年/速報-107.4公式_新(修正新北市遷入出+1)-修結+1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縣市排序公式" table:style-name="ta2">
        <table:table-source xlink:href="file:///D:/0662/01.速報/107年/速報-107.4公式_新(修正新北市遷入出+1)-修結+1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原始速報-公式" table:style-name="ta2">
        <table:table-source xlink:href="file:///D:/0662/01.速報/107年/速報-107.4公式_新(修正新北市遷入出+1)-修結+1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月160-修結+1" table:style-name="ta2">
        <table:table-source xlink:href="file:///D:/0662/01.速報/107年/速報-107.4公式_新(修正新北市遷入出+1)-修結+1.xls" table:table-name="月160-修結+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月170" table:style-name="ta2">
        <table:table-source xlink:href="file:///D:/0662/01.速報/107年/速報-107.4公式_新(修正新北市遷入出+1)-修結+1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2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2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2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2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49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4T10:45:11Z</meta:creation-date>
    <dc:date>2019-01-04T10:48:28Z</dc:date>
  </office:meta>
</office:document-meta>
</file>